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903b1" officeooo:paragraph-rsid="000903b1"/>
    </style:style>
    <style:style style:name="P2" style:family="paragraph" style:parent-style-name="Standard">
      <style:text-properties officeooo:rsid="000abbd2" officeooo:paragraph-rsid="000abbd2"/>
    </style:style>
    <style:style style:name="P3" style:family="paragraph" style:parent-style-name="Standard">
      <style:text-properties officeooo:rsid="000b4566" officeooo:paragraph-rsid="000b4566"/>
    </style:style>
    <style:style style:name="P4" style:family="paragraph" style:parent-style-name="Standard">
      <style:text-properties officeooo:rsid="000c2003" officeooo:paragraph-rsid="000c2003"/>
    </style:style>
    <style:style style:name="P5" style:family="paragraph" style:parent-style-name="Standard">
      <style:text-properties officeooo:rsid="000c6e43" officeooo:paragraph-rsid="000c6e43"/>
    </style:style>
    <style:style style:name="P6" style:family="paragraph" style:parent-style-name="Standard">
      <style:text-properties officeooo:rsid="000d572e" officeooo:paragraph-rsid="000d572e"/>
    </style:style>
    <style:style style:name="P7" style:family="paragraph" style:parent-style-name="Standard">
      <style:text-properties officeooo:rsid="000f4642" officeooo:paragraph-rsid="000f4642"/>
    </style:style>
    <style:style style:name="P8" style:family="paragraph" style:parent-style-name="Standard">
      <style:text-properties officeooo:rsid="000f547a" officeooo:paragraph-rsid="000f547a"/>
    </style:style>
    <style:style style:name="P9" style:family="paragraph" style:parent-style-name="Standard">
      <style:text-properties officeooo:rsid="00115761" officeooo:paragraph-rsid="00115761"/>
    </style:style>
    <style:style style:name="P10" style:family="paragraph" style:parent-style-name="Standard">
      <style:text-properties officeooo:rsid="00132ee7" officeooo:paragraph-rsid="00132ee7"/>
    </style:style>
    <style:style style:name="P11" style:family="paragraph" style:parent-style-name="Standard">
      <style:text-properties officeooo:rsid="0015518d" officeooo:paragraph-rsid="0015518d"/>
    </style:style>
    <style:style style:name="P12" style:family="paragraph" style:parent-style-name="Standard">
      <style:text-properties officeooo:rsid="0015e80f" officeooo:paragraph-rsid="0015e80f"/>
    </style:style>
    <style:style style:name="P13" style:family="paragraph" style:parent-style-name="Standard">
      <style:text-properties officeooo:rsid="00168409" officeooo:paragraph-rsid="00168409"/>
    </style:style>
    <style:style style:name="P14" style:family="paragraph" style:parent-style-name="Standard">
      <style:text-properties officeooo:rsid="00132ee7" officeooo:paragraph-rsid="00132ee7"/>
    </style:style>
    <style:style style:name="P15" style:family="paragraph" style:parent-style-name="Standard">
      <style:text-properties officeooo:rsid="001a647c" officeooo:paragraph-rsid="001a647c"/>
    </style:style>
    <style:style style:name="P16" style:family="paragraph" style:parent-style-name="Standard">
      <style:text-properties officeooo:rsid="001b81b0" officeooo:paragraph-rsid="001b81b0"/>
    </style:style>
    <style:style style:name="P17" style:family="paragraph" style:parent-style-name="Standard">
      <style:text-properties officeooo:rsid="001d1fc6" officeooo:paragraph-rsid="001d1fc6"/>
    </style:style>
    <style:style style:name="P18" style:family="paragraph" style:parent-style-name="Standard">
      <style:text-properties officeooo:rsid="001d3445" officeooo:paragraph-rsid="001d3445"/>
    </style:style>
    <style:style style:name="P19" style:family="paragraph" style:parent-style-name="Standard">
      <style:text-properties officeooo:rsid="001dc468" officeooo:paragraph-rsid="001dc468"/>
    </style:style>
    <style:style style:name="P20" style:family="paragraph" style:parent-style-name="Standard">
      <style:text-properties officeooo:rsid="001f1a3a" officeooo:paragraph-rsid="001f1a3a"/>
    </style:style>
    <style:style style:name="P21" style:family="paragraph" style:parent-style-name="Standard">
      <style:text-properties officeooo:rsid="001ff029" officeooo:paragraph-rsid="001ff029"/>
    </style:style>
    <style:style style:name="P22" style:family="paragraph" style:parent-style-name="Standard">
      <style:text-properties officeooo:rsid="00205a09" officeooo:paragraph-rsid="00205a09"/>
    </style:style>
    <style:style style:name="T1" style:family="text">
      <style:text-properties officeooo:rsid="000abbd2"/>
    </style:style>
    <style:style style:name="T2" style:family="text">
      <style:text-properties officeooo:rsid="000b4566"/>
    </style:style>
    <style:style style:name="T3" style:family="text">
      <style:text-properties officeooo:rsid="000db9fb"/>
    </style:style>
    <style:style style:name="T4" style:family="text">
      <style:text-properties officeooo:rsid="000f547a"/>
    </style:style>
    <style:style style:name="T5" style:family="text">
      <style:text-properties officeooo:rsid="00122983"/>
    </style:style>
    <style:style style:name="T6" style:family="text">
      <style:text-properties officeooo:rsid="0013b786"/>
    </style:style>
    <style:style style:name="T7" style:family="text">
      <style:text-properties officeooo:rsid="001405ad"/>
    </style:style>
    <style:style style:name="T8" style:family="text">
      <style:text-properties officeooo:rsid="00168409"/>
    </style:style>
    <style:style style:name="T9" style:family="text">
      <style:text-properties officeooo:rsid="0018827e"/>
    </style:style>
    <style:style style:name="T10" style:family="text">
      <style:text-properties officeooo:rsid="001a647c"/>
    </style:style>
    <style:style style:name="T11" style:family="text">
      <style:text-properties officeooo:rsid="001dc468"/>
    </style:style>
    <style:style style:name="T12" style:family="text">
      <style:text-properties officeooo:rsid="001ff029"/>
    </style:style>
    <style:style style:name="T13" style:family="text">
      <style:text-properties officeooo:rsid="00205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tin, Hiba, Jeanne, <text:span text:style-name="T1">et Antoine B.</text:span></text:p>
      <text:p text:style-name="P1"/>
      <text:p text:style-name="P2">Ils laissent passer les révolutionnaires puis se font charger par les gardes</text:p>
      <text:p text:style-name="P2">ils en tuent un, attachent, les deux autres <text:span text:style-name="T2">chacun à un arbre</text:span></text:p>
      <text:p text:style-name="P3">puis se dirigent vers le conseil</text:p>
      <text:p text:style-name="P4">Ils y trouvent Varia Cafti, qui retroue son fils, les alertes, paniqué, leur donne de l'eau et du tissu pr se soigner (ils ont pas de l'alcool?)</text:p>
      <text:p text:style-name="P4"/>
      <text:p text:style-name="P4">ils font paniquer les civils puis montent au rempart</text:p>
      <text:p text:style-name="P5"/>
      <text:p text:style-name="P5">Antoine B. A atomisé Garok, Kuvira mal en point se réveille ....</text:p>
      <text:p text:style-name="P6">Ils vont avec Kuvira récupérer des gardes en renfort à la caserne proche de la croisée puis arrivent à la fin du combat porte de l'encrier avec énormément de pertes des deux côtés (ils ont prios pas mal de temps à arriver) et donc avec les 50 gardes en renfort ils se sont rendus </text:p>
      <text:p text:style-name="P6"/>
      <text:p text:style-name="P6">==&gt; direction le Conseil, sans Garok, où l'envoi d'Artistes explorateurs a été décidé, les révolutionnaires emprisonnés, les Humbles déppréciés et souvenus comme de dangereux ratés</text:p>
      <text:p text:style-name="P6">Siam qui a voulu faire entendre les revendications des Humbles, ne reçoit pas assez de soutien, refuse de s'asseoir, s'est faite atomisé par Fred Vil'Batra ==&gt; emmené à l'infirmerie où un mystérieux individu la contacte <text:span text:style-name="T3">et dit qu'ilsoutiendrait sa candidature au poste de poste du conseil <text:s/>de l'Echange, et qu'il faudrait changer de rpz des Humbles, et qu'il connaîtrait quelqu'un si Siam ne voulait pas...</text:span></text:p>
      <text:p text:style-name="P6"/>
      <text:p text:style-name="P6"/>
      <text:p text:style-name="P6">Système :</text:p>
      <text:p text:style-name="P6">contrôle et défense dans les dessins ?</text:p>
      <text:p text:style-name="P6">Pas se faire OS trop facilement ?</text:p>
      <text:p text:style-name="P6"/>
      <text:p text:style-name="P7">Session 2 (13/11/19) :</text:p>
      <text:p text:style-name="P7"/>
      <text:p text:style-name="P7"><text:span text:style-name="T10">J</text:span>eanne, Marine, Quentin, Marion</text:p>
      <text:p text:style-name="P7"/>
      <text:p text:style-name="P7">Jeanne avec son oeil crevé perd en perception <text:span text:style-name="T4">et gagne introspection subnaturelle</text:span></text:p>
      <text:p text:style-name="P8">Visitée par le mystérieux révolutionnaire (c ki? Mdr) elle lance la piste de recruter Ewilan pr former les Humbles au Dessin en secret mais refuse de participer à une révolution sanglante. Elle entend d'éventuellement recruter des alliés pour faire se rendre ...</text:p>
      <text:p text:style-name="P8"/>
      <text:p text:style-name="P8">tension avec Fred Vil'Batra mais elle accepte de partir en éclaireur militaire, et d'étendre la foi bien sur</text:p>
      <text:p text:style-name="P8"/>
      <text:p text:style-name="P9"><text:span text:style-name="T7">C</text:span>onseil qui annonce et expliqu<text:span text:style-name="T5">e le départ en exploration des éclaireurs au delà des frontières pour vérifier la foi, récolter des informations militaires: Siam, Zukil, Kara et Lyo</text:span></text:p>
      <text:p text:style-name="P9"/>
      <text:p text:style-name="P11">Ensuite à la bilbiothèque ils ont appris pour les temples dorés à l'ouest (grande civilisation) et les marchands au sud dans des grandes pleines</text:p>
      <text:p text:style-name="P11">Chez Dédé (Deonora) ils ont appris pour les pirates et le danger au sud, et le froid qui sépare un peuple tout au Nord ou la Terre s'arrêterait.</text:p>
      <text:p text:style-name="P9"/>
      <text:p text:style-name="P10">Envol de Siam : tourbillon gravé dans le mur "Merci pour cette opportunité, puisses nous protéger dans cette quête "</text:p>
      <text:p text:style-name="P10"/>
      <text:p text:style-name="P10">Envol de Kara : chemin de terre "Puisses tu nous donner force sur notre chemin"</text:p>
      <text:p text:style-name="P10"><text:soft-page-break/></text:p>
      <text:p text:style-name="P10">Envol de Lyo : arbre "Merci pour l'opportunité de changer et de découvrir, <text:span text:style-name="T6">puisses tu éclairer notre chemin pendant notre périple"</text:span></text:p>
      <text:p text:style-name="P10"/>
      <text:p text:style-name="P10">Envol de Zukil : <text:s/><text:span text:style-name="T6">corbeau </text:span>"<text:span text:style-name="T6">Que les animaux veillent sur nous durant tout notre périple"</text:span></text:p>
      <text:p text:style-name="P10"/>
      <text:p text:style-name="P12">Vous êtes passés par le camp de la garde au-dessus de Maresic, montré la lettre cachetée du conseil, avez découvert la grotte et ses fresques sur la découverte du feu. <text:span text:style-name="T9">Ils arrivent en bas, entrent dans le marais et suivent la première branche qui découle de la cascade et s'infiltre dans le marais.</text:span></text:p>
      <text:p text:style-name="P10"/>
      <text:p text:style-name="P12">Ils se posent la questionde pourquoi eux, des jeunes artistes, <text:span text:style-name="T8">ont été choisis.</text:span></text:p>
      <text:p text:style-name="P13">Et veulent renverser le conseil askip</text:p>
      <text:p text:style-name="P10"/>
      <text:p text:style-name="P15"/>
      <text:p text:style-name="P15">Session 3 23/01/20 :</text:p>
      <text:p text:style-name="P15"/>
      <text:p text:style-name="P15">Coralie Eyraud-Dubois, Younès, Marion, Marine, Quentin P.S.</text:p>
      <text:p text:style-name="P15"/>
      <text:p text:style-name="P15">Coralie aimerait surtout dessiner de l'eau liquide, chaude?</text:p>
      <text:p text:style-name="P16"/>
      <text:p text:style-name="P16">Djilbril et Meyli sont envoyés en renfort du premier bataillon d'exploration</text:p>
      <text:p text:style-name="P16"/>
      <text:p text:style-name="P16">Siam Sil'Marilov a finalement décidé de revenir à la cité pour participer à la restructuration politique</text:p>
      <text:p text:style-name="P16"/>
      <text:p text:style-name="P17">Cérémonie de l'envol : prière de Djilbril ; "Je souhaite être une flamme rassurante pour ceux autour de moi" dessine une flammiche dans une étoile</text:p>
      <text:p text:style-name="P17"/>
      <text:p text:style-name="P17">prière de Meyli : "que je puisse revenir dans la ville" dessine un cours d'eau</text:p>
      <text:p text:style-name="P17"/>
      <text:p text:style-name="P18">"comment ils ont eu l'info qu'<text:span text:style-name="T11">on est</text:span> vers l'Ouest ?" <text:span text:style-name="T11">assez vite, ils font un campement avant</text:span></text:p>
      <text:p text:style-name="P19">quentin : "ça veut dire que jpeux créer des animaux s'ils se reproduisent assez vite"</text:p>
      <text:p text:style-name="P19"/>
      <text:p text:style-name="P20">sur le 3eme tour de garde, ils n'ont pas vu les <text:span text:style-name="T12">b</text:span>uissodiles approcher</text:p>
      <text:p text:style-name="P21">ils ont vaincu les buissodiles avec quelques blessés</text:p>
      <text:p text:style-name="P21">puis ont marché 1 jour vers l'Ouest</text:p>
      <text:p text:style-name="P21">sans trop percevoir les Maresicoriens qui vous tendaient une embuscade</text:p>
      <text:p text:style-name="P21">avec plus ou moins de réticence, vous vous êtes finalement rendus après avoir reçu quelques fléchettes endormissantes</text:p>
      <text:p text:style-name="P21">au réveil vous avez échangé avec la cheffe de la cité de <text:span text:style-name="T13">Tarir, qui vous a expliqué le risque que vous représentez pour leur connexionnisme en vous laissant 2 options : l'élimination ou le prison à perpétuité</text:span></text:p>
      <text:p text:style-name="P22">voyant votre scepticisme et vos tentatives de dessin déviées par la cheffe, elle a laissé la garde</text:p>
      <text:p text:style-name="P22">grâce à l'habile drap/cape de Djilbril et le givre de Meyli, vous avez givré et brisé la serrure et vous êtes enfui avec vos affaires lentement, alors que des bruits au dessus se rassemblaient</text:p>
      <text:p text:style-name="P22">vous êtes arrivés, encerclés par 6 chamans et 10 guerriers sarbacanes</text:p>
      <text:p text:style-name="P22">ils ont été trop perturbés, la cheffe est revenue et Djilbril l'a inspirée, elle les a laissé fuir</text:p>
      <text:p text:style-name="P22">vous êtes de nouveau dans le marais de Maresic, un peu perdus, avec de nouvelles expériences</text:p>
      <text:p text:style-name="P22"/>
      <text:p text:style-name="P22">Meyli veut devenir chaman </text:p>
      <text:p text:style-name="P22"/>
      <text:p text:style-name="P22">ils ont pas vu grand chose de Tarir mais ils savent qu'ils ont du passé devant des pyramides et ils <text:soft-page-break/>savent un peu près ou elle est (la prison est excentrée) </text:p>
      <text:p text:style-name="P22"/>
      <text:p text:style-name="P22">N.B. : faire un dessin recap d</text:p>
      <text:p text:style-name="P21"/>
      <text:p text:style-name="P21">Upgrade en attente : Lyo et Zuk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7M29S</meta:editing-duration>
    <meta:editing-cycles>18</meta:editing-cycles>
    <meta:generator>LibreOffice/6.2.7.1$Windows_X86_64 LibreOffice_project/23edc44b61b830b7d749943e020e96f5a7df63bf</meta:generator>
    <dc:date>2020-01-23T21:55:49.219000000</dc:date>
    <meta:document-statistic meta:table-count="0" meta:image-count="0" meta:object-count="0" meta:page-count="3" meta:paragraph-count="52" meta:word-count="902" meta:character-count="5272" meta:non-whitespace-character-count="4417"/>
    <meta:user-defined meta:name="Info 1"/>
    <meta:user-defined meta:name="Info 2"/>
    <meta:user-defined meta:name="Info 3"/>
    <meta:user-defined meta:name="Info 4"/>
  </office:meta>
</office:document-meta>
</file>